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sketball_teams_website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New York Knicks</text:p>
          </table:table-cell>
          <table:table-cell office:value-type="string" table:style-name="ce1">
            <text:p>The New York Knickerbockers, more commonly referred to as the Knicks, are an American professional basketball team based in the New York City borough of Manhattan.</text:p>
          </table:table-cell>
          <table:table-cell office:value-type="string" table:style-name="ce1">
            <text:p>../images/new_york_knick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ami Heat</text:p>
          </table:table-cell>
          <table:table-cell office:value-type="string" table:style-name="ce1">
            <text:p>The Miami Heat are an American professional basketball team based in Miami, Florida. The Heat compete in the National Basketball Association (NBA) as a member of the league's Eastern Conference Southeast Division.</text:p>
          </table:table-cell>
          <table:table-cell office:value-type="string" table:style-name="ce1">
            <text:p>../images/miami_heat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s Angelese Lakers</text:p>
          </table:table-cell>
          <table:table-cell office:value-type="string" table:style-name="ce1">
            <text:p>The Los Angeles Lakers are an American professional basketball team based in Los Angeles. The Lakers compete in the National Basketball Association (NBA), as a member of the league's Western Conference in the Pacific Division.</text:p>
          </table:table-cell>
          <table:table-cell office:value-type="string" table:style-name="ce1">
            <text:p>../images/los_angelese_laker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nesota Timberwolves</text:p>
          </table:table-cell>
          <table:table-cell office:value-type="string" table:style-name="ce1">
            <text:p>The Minnesota Timberwolves (also commonly known as the Wolves) are an American professional basketball team based in Minneapolis, Minnesota. The Timberwolves compete in the National Basketball Association (NBA) as a member club of the league's Western Conference Northwest Division.</text:p>
          </table:table-cell>
          <table:table-cell office:value-type="string" table:style-name="ce1">
            <text:p>../images/minnesota_timberwolve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klahoma City Thunder</text:p>
          </table:table-cell>
          <table:table-cell office:value-type="string" table:style-name="ce1">
            <text:p>The Oklahoma City Thunder are an American professional basketball team based in Oklahoma City. The Thunder compete in the National Basketball Association (NBA) as a member of the league's Western Conference Northwest Division.</text:p>
          </table:table-cell>
          <table:table-cell office:value-type="string" table:style-name="ce1">
            <text:p>../images/oklahomba_city_thunder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uston Rockets</text:p>
          </table:table-cell>
          <table:table-cell office:value-type="string" table:style-name="ce1">
            <text:p>The Houston Rockets are an American professional basketball team based in Houston, Texas. The Rockets compete in he National Basketball Association (NBA) as a member of the league's Western Conference Southwest Division.</text:p>
          </table:table-cell>
          <table:table-cell office:value-type="string" table:style-name="ce1">
            <text:p>../images/houston_rocket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lden State Warriors</text:p>
          </table:table-cell>
          <table:table-cell office:value-type="string" table:style-name="ce1">
            <text:p>The Golden State Warriors are an American professional basketball team based in San Francisco. The Warriors compete in the National Basketball Association (NBA), as a member of the league's Western Conference Pacific Division. Founded in 1946 in Philadelphia.</text:p>
          </table:table-cell>
          <table:table-cell office:value-type="string" table:style-name="ce1">
            <text:p>../images/golden_state_warrior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veland Cavaliers</text:p>
          </table:table-cell>
          <table:table-cell office:value-type="string" table:style-name="ce1">
            <text:p>The Cleveland Cavaliers, often referred to as the Cavs, are an American professional basketball team based in Cleveland, Ohio. The Cavs compete in the National Basketball Association (NBA) as a member of the league's Eastern Conference Central Division.</text:p>
          </table:table-cell>
          <table:table-cell office:value-type="string" table:style-name="ce1">
            <text:p>../images/cleveland_cavelier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cago Bulls</text:p>
          </table:table-cell>
          <table:table-cell office:value-type="string" table:style-name="ce1">
            <text:p>The Chicago Bulls are an American professional basketball team based in Chicago, Illinois. The Bulls compete in the National Basketball Association (NBA) as a member of the league's Eastern Conference Central Division.</text:p>
          </table:table-cell>
          <table:table-cell office:value-type="string" table:style-name="ce1">
            <text:p>../images/chicago_bull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iana Pacers</text:p>
          </table:table-cell>
          <table:table-cell office:value-type="string" table:style-name="ce1">
            <text:p>The Indiana Pacers are an American professional basketball team based in Indianapolis, Indiana. The Pacers compete in the National Basketball Association (NBA) as a member club of the league's Eastern Conference Central Division.</text:p>
          </table:table-cell>
          <table:table-cell office:value-type="string" table:style-name="ce1">
            <text:p>../images/indiana_pacer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onto Raptors</text:p>
          </table:table-cell>
          <table:table-cell office:value-type="string" table:style-name="ce1">
            <text:p>The Toronto Raptors are a Canadian professional basketball team based in Toronto, Ontario. The Raptors compete in the National Basketball Association (NBA) as a member club of the league's Eastern Conference Atlantic Division.</text:p>
          </table:table-cell>
          <table:table-cell office:value-type="string" table:style-name="ce1">
            <text:p>../images/toronto_raptors.jp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tah Jazz</text:p>
          </table:table-cell>
          <table:table-cell office:value-type="string" table:style-name="ce1">
            <text:p>The Utah Jazz are an American professional basketball team based in Salt Lake City, Utah. The Jazz compete in the National Basketball Association (NBA) as a member club of the league's Western Conference, Northwest Division.</text:p>
          </table:table-cell>
          <table:table-cell office:value-type="string" table:style-name="ce1">
            <text:p>../images/utah_jazz.png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phpMyAdmin 4.4.15.10</meta:initial-creator>
    <dc:creator>jack sheriff</dc:creator>
    <meta:creation-date>2019-09-13T23:12:35Z</meta:creation-date>
    <dc:date>2019-09-13T23:13:36Z</dc:date>
  </office:meta>
</office:document-meta>
</file>